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font-weight="bold" officeooo:rsid="001b4f5b" officeooo:paragraph-rsid="001b4f5b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officeooo:rsid="001b4f5b" officeooo:paragraph-rsid="001b4f5b"/>
    </style:style>
    <style:style style:name="T1" style:family="text">
      <style:text-properties officeooo:rsid="001cf09e"/>
    </style:style>
    <style:style style:name="T2" style:family="text">
      <style:text-properties officeooo:rsid="001eb7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ny b goode</text:p>
      <text:p text:style-name="P2">Chuck Berry 1958. <text:span text:style-name="T1">Als Aufnahme auf den Raumsonden Voyager 1 und 2 mitgeschickt als repräsentativer Song für die Menschheit. </text:span></text:p>
      <text:p text:style-name="P2"/>
      <text:p text:style-name="P2">A-Blues<text:tab/><text:tab/><text:tab/><text:tab/><text:tab/><text:tab/><text:tab/><text:tab/><text:tab/><text:tab/><text:span text:style-name="T2">168</text:span></text:p>
      <text:p text:style-name="Preformatted_20_Text"/>
      <text:p text:style-name="Preformatted_20_Text">Deep down in Louisiana close to New Orleans<text:line-break/>Way back up in the woods among the evergreens<text:line-break/>There stood a log cabin made of earth and wood<text:line-break/>Where lived a country boy named Johnny B. Goode<text:line-break/>Who never ever learned to read or write so well<text:line-break/>But he could play a guitar just like a ringing a bell<text:line-break/><text:line-break/>Go go<text:line-break/>Go Johnny go!<text:line-break/>Go<text:line-break/>Go Johnny go!<text:line-break/>Go<text:line-break/>Go Johnny go!<text:line-break/>Go<text:line-break/>Go Johnny go!<text:line-break/>Go<text:line-break/>Johnny B. Goode!<text:line-break/><text:line-break/>He used to carry his guitar in a gunny sack<text:line-break/>Go sit beneath the tree by the railroad track<text:line-break/>Oh, the engineer would see him sitting in the shade<text:line-break/>Strumming with the rhythm that the drivers made<text:line-break/>The people passing by, they would stop and say<text:line-break/>Oh my, but that little country boy could play<text:line-break/><text:line-break/>Go go<text:line-break/>Go Johnny go!<text:line-break/>Go<text:line-break/>Go Johnny go!<text:line-break/>Go<text:line-break/>Go Johnny go!<text:line-break/>Go<text:line-break/>Go Johnny go!<text:line-break/>Go<text:line-break/>Johnny B. Goode!<text:line-break/><text:line-break/>His mother told him "Someday you will be a man,<text:line-break/>And you will be the leader of a big ol' band<text:line-break/>Many people coming from miles around<text:line-break/>To hear you play your music when the sun go down<text:line-break/>Maybe someday your name'll be in lights<text:line-break/>Saying Johnny B. Goode tonight"<text:line-break/><text:line-break/>Go go<text:line-break/>Go Johnny go<text:line-break/>Go go go Johnny go<text:line-break/>Go go go Johnny go<text:line-break/>Go go go Johnny go<text:line-break/>Go<text:line-break/>Johnny B. Go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1-20T12:05:31</meta:creation-date>
    <meta:printed-by>benutzer </meta:printed-by>
    <meta:print-date>2016-01-06T19:08:45.294307882</meta:print-date>
    <dc:date>2017-12-04T18:36:23.952562072</dc:date>
    <dc:creator>benutzer </dc:creator>
    <meta:editing-duration>PT20M3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53" meta:character-count="1260" meta:non-whitespace-character-count="996"/>
  </office:meta>
</office:document-meta>
</file>